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6666ff"/>
    </style:style>
    <style:style style:name="ce2" style:family="table-cell" style:parent-style-name="Default">
      <style:text-properties fo:color="#6666ff"/>
    </style:style>
    <style:style style:name="ce3" style:family="table-cell" style:parent-style-name="Default">
      <style:table-cell-properties fo:wrap-option="wrap"/>
      <style:text-properties fo:color="#ff3333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access to food k2 just society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 table:number-rows-repeated="3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1" office:value-type="string" calcext:value-type="string">
            <text:p>food secure – who – all ppl at all time have food to maintain active life – phys and econ</text:p>
          </table:table-cell>
          <table:table-cell table:style-name="ce3" office:value-type="string" calcext:value-type="string">
            <text:p>food secure – same definitio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3">
          <table:table-cell table:style-name="ce1"/>
          <table:table-cell table:style-name="ce3" office:value-type="string" calcext:value-type="string">
            <text:p>makmillian dictionary – guarantee</text:p>
          </table:table-cell>
          <table:table-cell table:style-name="ce1" office:value-type="string" calcext:value-type="string">
            <text:p>not good def – ought pursue – is it gov obligation or provide for themselves? No q of rhetorical promise</text:p>
          </table:table-cell>
          <table:table-cell table:style-name="ce3" office:value-type="string" calcext:value-type="string">
            <text:p>no save ought pursue food security – say ought ensure</text:p>
          </table:table-cell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1) only actual definition spprt</text:p>
          </table:table-cell>
          <table:table-cell table:style-name="ce1"/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2) k2 neg grd – need neg position</text:p>
          </table:table-cell>
          <table:table-cell table:style-name="ce1"/>
          <table:table-cell table:style-name="ce3"/>
          <table:table-cell table:style-name="ce1"/>
        </table:table-row>
        <table:table-row table:style-name="ro4">
          <table:table-cell table:style-name="ce1" office:value-type="string" calcext:value-type="string">
            <text:p>Justice – giving each their due</text:p>
          </table:table-cell>
          <table:table-cell table:style-name="ce3" office:value-type="string" calcext:value-type="string">
            <text:p>Justice = value</text:p>
          </table:table-cell>
          <table:table-cell table:style-name="ce1" office:value-type="string" calcext:value-type="string">
            <text:p>agree on value</text:p>
          </table:table-cell>
          <table:table-cell table:style-name="ce3" office:value-type="string" calcext:value-type="string">
            <text:p>3) ensure is different from ought pursue</text:p>
          </table:table-cell>
          <table:table-cell table:style-name="ce1"/>
          <table:table-cell table:style-name="ce3"/>
          <table:table-cell table:style-name="ce1"/>
        </table:table-row>
        <table:table-row table:style-name="ro3">
          <table:table-cell table:style-name="ce1"/>
          <table:table-cell table:style-name="ce3" office:value-type="string" calcext:value-type="string">
            <text:p>same definition</text:p>
          </table:table-cell>
          <table:table-cell table:style-name="ce1" office:value-type="string" calcext:value-type="string">
            <text:p>neg no give anyone anything – b/c no guarantee then no do = not giving everyone their due</text:p>
          </table:table-cell>
          <table:table-cell table:style-name="ce5" office:value-type="string" calcext:value-type="string">
            <text:p>db8 whether just for a gov to ensure food secure – double bind b/c if can't do this then vote neg</text:p>
          </table:table-cell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noone is due false hope – giving false hope worse than giving people food</text:p>
          </table:table-cell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charities arg is impact d – even if hr necessary, charity can do not gov</text:p>
          </table:table-cell>
          <table:table-cell table:style-name="ce1"/>
          <table:table-cell table:style-name="ce3"/>
          <table:table-cell table:style-name="ce1"/>
        </table:table-row>
        <table:table-row table:style-name="ro3">
          <table:table-cell table:style-name="ce1" office:value-type="string" calcext:value-type="string">
            <text:p>social contract = criterion – what cit due from just gov</text:p>
          </table:table-cell>
          <table:table-cell table:style-name="ce3" office:value-type="string" calcext:value-type="string">
            <text:p>veil of ignorance – roles – step back and examine amt of justice in our actioin</text:p>
          </table:table-cell>
          <table:table-cell table:style-name="ce1" office:value-type="string" calcext:value-type="string">
            <text:p>flows aff – if no know where end up, no wnt worry about food – wnt know just gov will ensure</text:p>
          </table:table-cell>
          <table:table-cell table:style-name="ce3" office:value-type="string" calcext:value-type="string">
            <text:p>no do under aff – can't ensure food secure</text:p>
          </table:table-cell>
          <table:table-cell table:style-name="ce1"/>
          <table:table-cell table:style-name="ce3"/>
          <table:table-cell table:style-name="ce1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tricks the poor – under veil of ignorance – rather know the sys that oppress than false hope</text:p>
          </table:table-cell>
          <table:table-cell table:style-name="ce1"/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 office:value-type="string" calcext:value-type="string">
            <text:p>unjust b/c no gov can do this</text:p>
          </table:table-cell>
          <table:table-cell table:style-name="ce1" office:value-type="string" calcext:value-type="string">
            <text:p>social contract – hr are domestic goals</text:p>
          </table:table-cell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4">
          <table:table-cell table:style-name="ce1" office:value-type="string" calcext:value-type="string">
            <text:p>protect hum rights and domestic peace</text:p>
          </table:table-cell>
          <table:table-cell table:style-name="ce3" office:value-type="string" calcext:value-type="string">
            <text:p>no food secure = unjust even if everything else just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no hve to disagree with food security but agree res is flawed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2">
          <table:table-cell/>
          <table:table-cell table:style-name="ce3" office:value-type="string" calcext:value-type="string">
            <text:p>claiming positive human right meaningless b/c impos to achieve --- 10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UN declarations are not legally binding and realize not all govs can provide --- 11</text:p>
          </table:table-cell>
          <table:table-cell table:style-name="ce1" office:value-type="string" calcext:value-type="string">
            <text:p>not meant to be legal – meant to be basis of what people are due – international agreement</text:p>
          </table:table-cell>
          <table:table-cell table:style-name="ce3" office:value-type="string" calcext:value-type="string">
            <text:p>bad criterion b/c noone meet res</text:p>
          </table:table-cell>
          <table:table-cell table:style-name="ce1"/>
          <table:table-cell table:style-name="ce3"/>
          <table:table-cell table:style-name="ce1"/>
        </table:table-row>
        <table:table-row table:style-name="ro1" table:number-rows-repeated="3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1) f/w – opponent make db8 about whether should ensure</text:p>
          </table:table-cell>
          <table:table-cell table:style-name="ce3"/>
          <table:table-cell table:style-name="ce1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not fair ground b/c this is aff ground – not a reasonble db8 – about extent of the responsibilities of the gov</text:p>
          </table:table-cell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ought to ensure – no talk about promise, talk about goal</text:p>
          </table:table-cell>
          <table:table-cell table:style-name="ce3"/>
          <table:table-cell table:style-name="ce1"/>
        </table:table-row>
        <table:table-row table:style-name="ro2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2) false hope – not what res is talking about – ppl not stupid, they know reality</text:p>
          </table:table-cell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goal of gov not a practical thing</text:p>
          </table:table-cell>
          <table:table-cell table:style-name="ce3"/>
          <table:table-cell table:style-name="ce1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3) talk about how corruption prevents food secure – not about is it physically possible – govs are unjust</text:p>
          </table:table-cell>
          <table:table-cell table:style-name="ce3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string" calcext:value-type="string">
            <text:p>it is poss to have just policies – china example</text:p>
          </table:table-cell>
          <table:table-cell table:style-name="ce3"/>
          <table:table-cell table:style-name="ce1"/>
        </table:table-row>
        <table:table-row table:style-name="ro1" table:number-rows-repeated="210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 table:number-rows-repeated="104833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" table:style-name="ta1"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row table:style-name="ro3">
          <table:table-cell office:value-type="string" calcext:value-type="string">
            <text:p>Gov = protect human rights --- 11</text:p>
          </table:table-cell>
          <table:table-cell office:value-type="string" calcext:value-type="string">
            <text:p>no gov ob and no involve gov – more unjust = promise of food and no addressing</text:p>
          </table:table-cell>
          <table:table-cell office:value-type="string" calcext:value-type="string">
            <text:p>right to food k2 right 2 life – like saying because can't promise long life no try to do that</text:p>
          </table:table-cell>
          <table:table-cell office:value-type="string" calcext:value-type="string">
            <text:p>our duty to tell the truth – can't be secured = no do thi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ill try to stop murder et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4">
          <table:table-cell office:value-type="string" calcext:value-type="string">
            <text:p>food secure = human right --- article 25 of hr</text:p>
          </table:table-cell>
          <table:table-cell office:value-type="string" calcext:value-type="string">
            <text:p>riots not matter – other factors prevent food sec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ludes foo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4">
          <table:table-cell office:value-type="string" calcext:value-type="string">
            <text:p>gov have duty to preserve food secure --- 91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4">
          <table:table-cell office:value-type="string" calcext:value-type="string">
            <text:p>food insecure linkd to violence --- ??</text:p>
          </table:table-cell>
          <table:table-cell table:number-columns-repeated="6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" table:style-name="ta1"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row table:style-name="ro2">
          <table:table-cell office:value-type="string" calcext:value-type="string">
            <text:p>gov food secure effective</text:p>
          </table:table-cell>
          <table:table-cell office:value-type="string" calcext:value-type="string">
            <text:p>even if success in China indicate no success elsewhere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4">
          <table:table-cell office:value-type="string" calcext:value-type="string">
            <text:p>FAO in China</text:p>
          </table:table-cell>
          <table:table-cell office:value-type="string" calcext:value-type="string">
            <text:p>sets up double standard and false hope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3">
          <table:table-cell office:value-type="string" calcext:value-type="string">
            <text:p>food secure = nat secure – isolate domestic markets</text:p>
          </table:table-cell>
          <table:table-cell office:value-type="string" calcext:value-type="string">
            <text:p>donations of money and food address prob w/o support res</text:p>
          </table:table-cell>
          <table:table-cell office:value-type="string" calcext:value-type="string">
            <text:p>shows good, achievable methods to do this – not false hope – need to work toward it</text:p>
          </table:table-cell>
          <table:table-cell office:value-type="string" calcext:value-type="string">
            <text:p>no example of how to export thi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harities mitigate impac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1) res is a standard – hurts poor nation b/c make them not just b/c no ensure food secur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2) false hope – no allow ppl to know system they are fighting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3) no allow to know other factor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2) no solvency in wrrants of crib – ptx leader no interested – 1ac is flawed epist that gov ensure food secure – they can't and no deceived by that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3) ensure is imposs- even if believe they are right then not poss - $850 mill starve and gov no do anyth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2) hr arg no tell truth – assume ppl given hr when not gonna happen b/c corruot</text:p>
          </table:table-cell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4" table:style-name="ta1">
        <table:table-column table:style-name="co5" table:default-cell-style-name="ce3"/>
        <table:table-column table:style-name="co5" table:default-cell-style-name="ce1"/>
        <table:table-column table:style-name="co5" table:default-cell-style-name="ce3"/>
        <table:table-column table:style-name="co5" table:default-cell-style-name="ce1"/>
        <table:table-column table:style-name="co5" table:default-cell-style-name="ce3"/>
        <table:table-column table:style-name="co5" table:default-cell-style-name="ce1"/>
        <table:table-column table:style-name="co5" table:default-cell-style-name="ce3"/>
        <table:table-row table:style-name="ro1">
          <table:table-cell office:value-type="string" calcext:value-type="string">
            <text:p>c1 can't provid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4">
          <table:table-cell office:value-type="string" calcext:value-type="string">
            <text:p>gov no involved – no followthrough</text:p>
          </table:table-cell>
          <table:table-cell office:value-type="string" calcext:value-type="string">
            <text:p>not about rhetorical promise – q of governmental role</text:p>
          </table:table-cell>
          <table:table-cell office:value-type="string" calcext:value-type="string">
            <text:p>Mischaracterise – so entrench in ptx that they can't chang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v to protect peop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aff follows flawed epist → higher food prices – turns case by involve gov --- 10</text:p>
          </table:table-cell>
          <table:table-cell office:value-type="string" calcext:value-type="string">
            <text:p>no say gov can't solve – say gov don't solve now</text:p>
          </table:table-cell>
          <table:table-cell office:value-type="string" calcext:value-type="string">
            <text:p>turns case – try to ensure food security actually drives up food price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4">
          <table:table-cell office:value-type="string" calcext:value-type="string">
            <text:p>false hope – morally wrong and other stuff</text:p>
          </table:table-cell>
          <table:table-cell office:value-type="string" calcext:value-type="string">
            <text:p>still obligations</text:p>
          </table:table-cell>
          <table:table-cell office:value-type="string" calcext:value-type="string">
            <text:p>conceded in the 1ar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1) hurt ppl future when no understand oppression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2) band-aid sln = no solve root cause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3) avoid root cause – only no false hope can solve</text:p>
          </table:table-cell>
          <table:table-cell table:number-columns-repeated="4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9:59:02.246387732</meta:creation-date>
    <dc:date>2015-03-27T20:47:18.394999833</dc:date>
    <meta:editing-duration>PT44M59S</meta:editing-duration>
    <meta:editing-cycles>4</meta:editing-cycles>
    <meta:generator>LibreOffice/4.2.7.2$Linux_X86_64 LibreOffice_project/420m0$Build-2</meta:generator>
    <meta:document-statistic meta:table-count="4" meta:cell-count="77" meta:object-count="0"/>
  </office:meta>
</office:document-meta>
</file>